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5cab" officeooo:paragraph-rsid="001a5cab"/>
    </style:style>
    <style:style style:name="P2" style:family="paragraph" style:parent-style-name="Standard">
      <style:text-properties officeooo:rsid="001c4570" officeooo:paragraph-rsid="001c45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hhh</text:p>
      <text:p text:style-name="P1"/>
      <text:p text:style-name="P1"/>
      <text:p text:style-name="P2">ok lets change this file the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09:06:44.642713921</meta:creation-date>
    <dc:date>2021-01-06T09:39:13.009962584</dc:date>
    <meta:editing-duration>PT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7" meta:character-count="33" meta:non-whitespace-character-count="28"/>
  </office:meta>
</office:document-meta>
</file>